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cdbf9" officeooo:paragraph-rsid="001cdbf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cdbf9" officeooo:paragraph-rsid="001cdbf9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officeooo:rsid="001e5138" officeooo:paragraph-rsid="001e5138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e5138" officeooo:paragraph-rsid="001e5138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f7065" officeooo:paragraph-rsid="001f7065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1e5138" officeooo:paragraph-rsid="001e513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color="#2a6099" loext:opacity="100%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1f70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ithmétiques dans Z</text:p>
      <text:p text:style-name="P1"/>
      <text:p text:style-name="P1"/>
      <text:p text:style-name="P2"/>
      <text:list text:style-name="L1">
        <text:list-item>
          <text:p text:style-name="P3">I-Divisibilité</text:p>
          <text:list>
            <text:list-header>
              <text:p text:style-name="P4">on note N<text:span text:style-name="T2">0</text:span><text:span text:style-name="T3"> = N\ {0} de même Z</text:span><text:span text:style-name="T2">0 </text:span><text:span text:style-name="T3"><text:s/>= Z\ {0}</text:span></text:p>
            </text:list-header>
            <text:list-item>
              <text:p text:style-name="P4">définition:Soient a, b ∈ Z avec \= 0 . on dit que a divise b s’il existe c ∈ Z tel que b= a*c</text:p>
              <text:p text:style-name="P4">autrement dit la fraction rationnelle b/a appartient à Z</text:p>
            </text:list-item>
            <text:list-item>
              <text:p text:style-name="P4"><text:span text:style-name="T5">notation</text:span> lorsque a divise b, on écrit <text:span text:style-name="T4">a | b</text:span> dans le cas contraire on écrit <text:span text:style-name="T4">a \| b.</text:span></text:p>
            </text:list-item>
            <text:list-item>
              <text:p text:style-name="P4"><text:span text:style-name="T5">langage</text:span><text:span text:style-name="T1"> </text:span>lorsque a divise b, on dit aussi :</text:p>
              <text:list>
                <text:list-item>
                  <text:p text:style-name="P4">a est un diviseur de b</text:p>
                </text:list-item>
                <text:list-item>
                  <text:p text:style-name="P4">b est divisible par a </text:p>
                </text:list-item>
                <text:list-item>
                  <text:p text:style-name="P4">b est un multiple de a</text:p>
                </text:list-item>
              </text:list>
            </text:list-item>
            <text:list-item>
              <text:p text:style-name="P6">exemple<text:span text:style-name="T6"> 2 ne divise pas 1 car 1/2 = 0,5 \∈ Z</text:span></text:p>
              <text:p text:style-name="P4">tout entier a divise 0(car 0 = a*0)</text:p>
              <text:p text:style-name="P4">tout entier a non nul est divisible par -1, 1, -a, a</text:p>
            </text:list-item>
            <text:list-item>
              <text:p text:style-name="P4">propriété de la divisibilité <text:s/>Soient a, b, c <text:s/>∈ Z avec a\= 0</text:p>
              <text:p text:style-name="P4">a | b =&gt; <text:span text:style-name="T7">pour tous u appartenant a Z, a| bu</text:span></text:p>
            </text:list-item>
            <text:list-item>
              <text:p text:style-name="P5">propriété de la divisibilité Soient a, b, c appartenant Z avec a\= 0</text:p>
              <text:p text:style-name="P5">a|b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0:58:58.852000000</meta:creation-date>
    <dc:date>2023-10-26T09:20:31.374000000</dc:date>
    <meta:editing-duration>PT51M42S</meta:editing-duration>
    <meta:editing-cycles>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7" meta:word-count="181" meta:character-count="735" meta:non-whitespace-character-count="582"/>
  </office:meta>
</office:document-meta>
</file>